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485A7581CD379035.png" manifest:media-type="image/png"/>
  <manifest:file-entry manifest:full-path="Pictures/100000000000055600000300DA2F8A3043799F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18.80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386cm" fo:min-width="1.83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5.08cm" svg:x="1.108cm" svg:y="2.01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.667cm" svg:height="1.27cm" svg:x="9.427cm" svg:y="4.073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3" draw:layer="layout" svg:width="6.883cm" svg:height="3.861cm" svg:x="1.921cm" svg:y="2.778cm">
            <draw:image xlink:href="Pictures/100000000000055600000300DA2F8A3043799FFB.png" xlink:type="simple" xlink:show="embed" xlink:actuate="onLoad" loext:mime-type="image/png">
              <text:p/>
            </draw:image>
          </draw:frame>
          <draw:frame draw:style-name="gr3" draw:text-style-name="P3" draw:layer="layout" svg:width="6.883cm" svg:height="3.861cm" svg:x="12.716cm" svg:y="2.778cm">
            <draw:image xlink:href="Pictures/100000000000055600000300485A7581CD379035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0:38:12.182442904</meta:creation-date>
    <dc:date>2018-11-17T03:07:12.902342263</dc:date>
    <meta:editing-duration>PT4M46S</meta:editing-duration>
    <meta:editing-cycles>3</meta:editing-cycles>
    <meta:generator>LibreOffice/6.1.3.2$Linux_X86_64 LibreOffice_project/10$Build-2</meta:generator>
    <meta:document-statistic meta:object-count="5"/>
  </office:meta>
</office:document-meta>
</file>